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40000012CB219303B95AF5388.png" manifest:media-type="image/png"/>
  <manifest:file-entry manifest:full-path="Pictures/100002010000012C000000E2F725A6E3FA2E7BE7.png" manifest:media-type="image/png"/>
  <manifest:file-entry manifest:full-path="Pictures/1000D4C2000042BD00003DE2DF56707E786A9F18.svg" manifest:media-type="image/svg+xml"/>
  <manifest:file-entry manifest:full-path="Pictures/1000020100000140000000F115127406297DB421.png" manifest:media-type="image/png"/>
  <manifest:file-entry manifest:full-path="Pictures/1000020100000286000002577B831A51C26F92D3.png" manifest:media-type="image/png"/>
  <manifest:file-entry manifest:full-path="Pictures/100002010000012C000001083E6821176C5D10C1.png" manifest:media-type="image/png"/>
  <manifest:file-entry manifest:full-path="Pictures/1000020100000126000000F0E0505AE7396BEAA9.png" manifest:media-type="image/png"/>
  <manifest:file-entry manifest:full-path="Pictures/1000227B00000CE500000BAB5A6985348E1D621E.svg" manifest:media-type="image/svg+xml"/>
  <manifest:file-entry manifest:full-path="Pictures/100002010000007D000000710137DB1561B1BE71.png" manifest:media-type="image/png"/>
  <manifest:file-entry manifest:full-path="Pictures/100002010000032000000320E2B51BD29460A4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0.158cm" fo:padding-top="0.117cm" fo:padding-bottom="0.117cm" fo:padding-left="0.117cm" fo:padding-right="0.117cm"/>
    </style:style>
    <style:style style:name="gr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dash" draw:stroke-dash="Fine_20_Dashed" svg:stroke-width="0.035cm" svg:stroke-color="#dc0023" draw:marker-start-width="0.352cm" draw:marker-end-width="0.352cm" draw:fill="none" draw:fill-color="#ff420e" draw:textarea-horizontal-align="left" draw:textarea-vertical-align="middle" draw:auto-grow-height="false" fo:min-height="0.966cm" fo:min-width="13.266cm" fo:padding-top="0.117cm" fo:padding-bottom="0.117cm" fo:padding-left="0.117cm" fo:padding-right="0.117cm"/>
    </style:style>
    <style:style style:name="gr4" style:family="graphic" style:parent-style-name="standard">
      <style:graphic-properties draw:stroke="dash" draw:stroke-dash="Fine_20_Dashed" svg:stroke-width="0.035cm" svg:stroke-color="#0094ff" draw:marker-start-width="0.352cm" draw:marker-end-width="0.352cm" draw:fill="none" draw:fill-color="#0084d1" draw:textarea-horizontal-align="left" draw:textarea-vertical-align="top" draw:auto-grow-height="false" fo:min-height="1.3cm" fo:min-width="13.3cm" fo:padding-top="0.117cm" fo:padding-bottom="0.117cm" fo:padding-left="0.117cm" fo:padding-right="0.117cm"/>
    </style:style>
    <style:style style:name="gr5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2.51cm" fo:padding-top="0.117cm" fo:padding-bottom="0.117cm" fo:padding-left="0.117cm" fo:padding-right="0.117cm"/>
    </style:style>
    <style:style style:name="gr6" style:family="graphic" style:parent-style-name="standard">
      <style:graphic-properties draw:stroke="solid" draw:stroke-dash="Ultrafine_20_Dashed" svg:stroke-width="0.035cm" svg:stroke-color="#b82347" draw:marker-start-width="0.102cm" draw:marker-end-width="0.102cm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3.336cm" fo:padding-top="0.117cm" fo:padding-bottom="0.117cm" fo:padding-left="0.117cm" fo:padding-right="0.117cm"/>
    </style:style>
    <style:style style:name="gr8" style:family="graphic" style:parent-style-name="standard">
      <style:graphic-properties draw:stroke="solid" draw:stroke-dash="Ultrafine_20_Dashed" svg:stroke-width="0.035cm" svg:stroke-color="#000000" draw:marker-start-width="0.102cm" draw:marker-end-width="0.102cm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0.756cm" fo:padding-top="0.117cm" fo:padding-bottom="0.117cm" fo:padding-left="0.117cm" fo:padding-right="0.117cm"/>
    </style:style>
    <style:style style:name="gr10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1.735cm" fo:padding-top="0.117cm" fo:padding-bottom="0.117cm" fo:padding-left="0.117cm" fo:padding-right="0.117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0.354cm" fo:padding-top="0.117cm" fo:padding-bottom="0.117cm" fo:padding-left="0.117cm" fo:padding-right="0.117cm"/>
    </style:style>
    <style:style style:name="gr14" style:family="graphic" style:parent-style-name="Objet_20_sans_20_remplissage_20_et_20_sans_20_lig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3.648cm" fo:padding-top="0.117cm" fo:padding-bottom="0.117cm" fo:padding-left="0.117cm" fo:padding-right="0.117cm"/>
    </style:style>
    <style:style style:name="gr16" style:family="graphic" style:parent-style-name="standard">
      <style:graphic-properties draw:stroke="none" svg:stroke-width="0.035cm" svg:stroke-color="#ff6600" draw:marker-start-width="0.352cm" draw:marker-end-width="0.352cm" draw:fill="solid" draw:fill-color="#ff6600" draw:textarea-horizontal-align="justify" draw:textarea-vertical-align="middle" draw:auto-grow-height="false" fo:min-height="0cm" fo:min-width="5.711cm" fo:padding-top="0.117cm" fo:padding-bottom="0.117cm" fo:padding-left="0.117cm" fo:padding-right="0.117cm"/>
    </style:style>
    <style:style style:name="gr17" style:family="graphic" style:parent-style-name="standard">
      <style:graphic-properties svg:stroke-width="0.081cm" svg:stroke-color="#ff6633" draw:marker-start-width="0.422cm" draw:marker-end-width="0.422cm" draw:fill="none" draw:textarea-horizontal-align="justify" draw:textarea-vertical-align="bottom" draw:auto-grow-height="false" fo:min-height="3.538cm" fo:min-width="3.538cm" fo:padding-top="0.1cm" fo:padding-bottom="-0.6cm" fo:padding-left="0.1cm" fo:padding-right="0.1cm"/>
    </style:style>
    <style:style style:name="gr18" style:family="graphic" style:parent-style-name="standard">
      <style:graphic-properties draw:stroke="solid" svg:stroke-width="0.081cm" svg:stroke-color="#0099ff" draw:marker-start-width="0.422cm" draw:marker-end-width="0.422cm" draw:fill="none" draw:fill-color="#83caff" draw:textarea-horizontal-align="left" draw:textarea-vertical-align="bottom" draw:auto-grow-height="false" fo:min-height="6.445cm" fo:min-width="13.82cm" fo:padding-top="0.141cm" fo:padding-bottom="0.141cm" fo:padding-left="0.141cm" fo:padding-right="0.141cm"/>
    </style:style>
    <style:style style:name="P1" style:family="paragraph">
      <loext:graphic-properties draw:fill="solid" draw:fill-color="#ff66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line-height="0.55cm" fo:text-align="end" style:writing-mode="lr-tb">
        <style:tab-stops/>
      </style:paragraph-properties>
    </style:style>
    <style:style style:name="P4" style:family="paragraph">
      <loext:graphic-properties draw:fill="none" draw:fill-color="#ff420e"/>
      <style:paragraph-properties fo:line-height="0.55cm" fo:text-align="end" style:writing-mode="lr-tb">
        <style:tab-stops/>
      </style:paragraph-properties>
      <style:text-properties style:use-window-font-color="true" style:font-name="Source Code Pro" fo:font-size="12pt" style:font-size-asian="12pt" style:font-weight-asian="normal" style:font-size-complex="12pt"/>
    </style:style>
    <style:style style:name="P5" style:family="paragraph">
      <style:paragraph-properties fo:text-align="end" style:writing-mode="lr-tb">
        <style:tab-stops/>
      </style:paragraph-properties>
    </style:style>
    <style:style style:name="P6" style:family="paragraph">
      <loext:graphic-properties draw:fill="none" draw:fill-color="#0084d1"/>
      <style:paragraph-properties fo:text-align="end" style:writing-mode="lr-tb">
        <style:tab-stops/>
      </style:paragraph-properties>
      <style:text-properties style:use-window-font-color="true" style:font-name="Source Code Pro" fo:font-size="12pt" style:font-size-asian="12pt" style:font-weight-asian="normal" style:font-size-complex="12pt"/>
    </style:style>
    <style:style style:name="P7" style:family="paragraph">
      <style:paragraph-properties fo:text-align="center"/>
      <style:text-properties style:font-name="Source Code Pro" style:font-weight-asian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ff6633" style:font-name="Hack" fo:font-size="11pt" fo:font-style="normal" fo:font-weight="normal" style:font-size-asian="12pt" style:font-size-complex="12pt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 draw:fill-color="#83caff"/>
      <style:paragraph-properties fo:text-align="start" style:writing-mode="lr-tb"/>
      <style:text-properties fo:color="#0099ff" style:font-name="Hack" fo:font-size="12pt" fo:font-style="normal" fo:text-shadow="none" fo:font-weight="normal" style:font-size-asian="12pt" style:font-weight-asian="bold" style:font-size-complex="12pt" style:font-weight-complex="bold"/>
    </style:style>
    <style:style style:name="T1" style:family="text">
      <style:text-properties style:use-window-font-color="true" style:font-name="Source Code Pro" fo:font-size="12pt" style:font-size-asian="12pt" style:font-weight-asian="normal" style:font-size-complex="12pt"/>
    </style:style>
    <style:style style:name="T2" style:family="text">
      <style:text-properties fo:color="#ff6633" style:font-name="Hack" fo:font-size="11pt" fo:font-style="normal" fo:font-weight="normal" style:font-size-asian="11pt" style:font-size-complex="11pt"/>
    </style:style>
    <style:style style:name="T3" style:family="text">
      <style:text-properties fo:color="#0099ff" style:font-name="Hack" fo:font-size="10.5pt" fo:font-style="normal" fo:text-shadow="none" fo:font-weight="normal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392cm" svg:height="0.1cm" draw:transform="skewX (0.0797615468161409) rotate (1.5707963267949) translate (8.1cm 5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15cm" svg:y1="5.652cm" svg:x2="8.15cm" svg:y2="4.777cm">
          <text:p/>
        </draw:line>
        <draw:custom-shape draw:style-name="gr1" draw:text-style-name="P1" draw:layer="layout" svg:width="0.392cm" svg:height="0.1cm" draw:transform="skewX (0.0797615468161409) rotate (1.5707963267949) translate (5.9cm 5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5.95cm" svg:y1="5.651cm" svg:x2="5.95cm" svg:y2="4.776cm">
          <text:p/>
        </draw:line>
        <draw:custom-shape draw:style-name="gr1" draw:text-style-name="P1" draw:layer="layout" svg:width="0.392cm" svg:height="0.1cm" draw:transform="skewX (0.0797615468161409) rotate (1.5707963267949) translate (3.7cm 5.2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75cm" svg:y1="5.65cm" svg:x2="3.75cm" svg:y2="4.775cm">
          <text:p/>
        </draw:line>
        <draw:custom-shape draw:style-name="gr3" draw:text-style-name="P4" draw:layer="layout" svg:width="13.5cm" svg:height="1.2cm" svg:x="0.2cm" svg:y="2.44cm">
          <text:p text:style-name="P3"><text:span text:style-name="T1">Accè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5cm" svg:height="1.5cm" svg:x="0.201cm" svg:y="0.1cm">
          <text:p text:style-name="P5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44cm" svg:height="0.1cm" draw:transform="skewX (0.510508806208341) translate (5.256cm 0.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5cm" svg:y1="0.881cm" svg:x2="8.45cm" svg:y2="0.881cm">
          <text:p/>
        </draw:line>
        <draw:custom-shape draw:style-name="gr7" draw:text-style-name="P1" draw:layer="layout" svg:width="3.57cm" svg:height="0.092cm" draw:transform="skewX (-0.419228086329038) rotate (-0.434586983746588) translate (4.902cm 1.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8.375cm" svg:y1="2.9cm" svg:x2="4.625cm" svg:y2="1.15cm">
          <text:p/>
        </draw:line>
        <draw:custom-shape draw:style-name="gr9" draw:text-style-name="P1" draw:layer="layout" svg:width="0.995cm" svg:height="0.1cm" draw:transform="skewX (0.197396738400559) rotate (1.5707963267949) translate (8.8cm 2.4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8.875cm" svg:y1="2.775cm" svg:x2="8.851cm" svg:y2="1.115cm">
          <text:p/>
        </draw:line>
        <draw:frame draw:style-name="gr10" draw:text-style-name="P8" draw:layer="layout" svg:width="1.671cm" svg:height="1.47cm" svg:x="3.6cm" svg:y="0.215cm">
          <draw:image xlink:href="Pictures/100002010000012C000001083E6821176C5D10C1.png" xlink:type="simple" xlink:show="embed" xlink:actuate="onLoad">
            <text:p/>
          </draw:image>
        </draw:frame>
        <draw:frame draw:style-name="gr10" draw:text-style-name="P8" draw:layer="layout" svg:width="1.671cm" svg:height="1.47cm" svg:x="8cm" svg:y="0.215cm">
          <draw:image xlink:href="Pictures/100002010000012C000001083E6821176C5D10C1.png" xlink:type="simple" xlink:show="embed" xlink:actuate="onLoad">
            <text:p/>
          </draw:image>
        </draw:frame>
        <draw:custom-shape draw:style-name="gr11" draw:text-style-name="P1" draw:layer="layout" svg:width="1.969cm" svg:height="0.106cm" draw:transform="skewX (0.0846484687217249) rotate (0.47717301749525) translate (6.45cm 4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375cm" svg:y1="4.4cm" svg:x2="8.5cm" svg:y2="3.275cm">
          <text:p/>
        </draw:line>
        <draw:frame draw:style-name="gr12" draw:text-style-name="P8" draw:layer="layout" svg:width="2cm" svg:height="1.51cm" svg:x="4.4cm" svg:y="5.1cm">
          <draw:image xlink:href="Pictures/1000020100000140000000F115127406297DB421.png" xlink:type="simple" xlink:show="embed" xlink:actuate="onLoad">
            <text:p/>
          </draw:image>
        </draw:frame>
        <draw:custom-shape draw:style-name="gr13" draw:text-style-name="P1" draw:layer="layout" svg:width="0.588cm" svg:height="0.1cm" draw:transform="skewX (0.119380520836412) rotate (1.5707963267949) translate (8.45cm 4.0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5cm" svg:y1="4.15cm" svg:x2="8.5cm" svg:y2="3.275cm">
          <text:p/>
        </draw:line>
        <draw:line draw:style-name="gr2" draw:text-style-name="P2" draw:layer="layout" svg:x1="10.625cm" svg:y1="3.525cm" svg:x2="9.125cm" svg:y2="3.275cm">
          <text:p/>
        </draw:line>
        <draw:frame draw:style-name="gr14" draw:text-style-name="P8" draw:layer="layout" svg:width="1.33cm" svg:height="1.2cm" svg:x="10.42cm" svg:y="2.575cm">
          <draw:image xlink:href="Pictures/1000227B00000CE500000BAB5A6985348E1D621E.svg" xlink:type="simple" xlink:show="embed" xlink:actuate="onLoad">
            <text:p/>
          </draw:image>
          <draw:image xlink:href="Pictures/100002010000007D000000710137DB1561B1BE71.png" xlink:type="simple" xlink:show="embed" xlink:actuate="onLoad"/>
        </draw:frame>
        <draw:frame draw:style-name="gr12" draw:text-style-name="P8" draw:layer="layout" svg:width="2cm" svg:height="1.51cm" svg:x="0.25cm" svg:y="3.9cm">
          <draw:image xlink:href="Pictures/1000020100000140000000F115127406297DB421.png" xlink:type="simple" xlink:show="embed" xlink:actuate="onLoad">
            <text:p/>
          </draw:image>
        </draw:frame>
        <draw:frame draw:style-name="gr12" draw:text-style-name="P8" draw:layer="layout" svg:width="2cm" svg:height="1.51cm" svg:x="2.2cm" svg:y="5.1cm">
          <draw:image xlink:href="Pictures/1000020100000140000000F115127406297DB421.png" xlink:type="simple" xlink:show="embed" xlink:actuate="onLoad">
            <text:p/>
          </draw:image>
        </draw:frame>
        <draw:frame draw:style-name="gr14" draw:text-style-name="P8" draw:layer="layout" svg:width="1.5cm" svg:height="1.5cm" svg:x="11cm" svg:y="4.9cm">
          <draw:image xlink:href="Pictures/100002010000032000000320E2B51BD29460A488.png" xlink:type="simple" xlink:show="embed" xlink:actuate="onLoad">
            <text:p/>
          </draw:image>
        </draw:frame>
        <draw:frame draw:style-name="gr14" draw:text-style-name="P8" draw:layer="layout" svg:width="1.5cm" svg:height="1.5cm" svg:x="9.4cm" svg:y="5.4cm">
          <draw:image xlink:href="Pictures/100002010000032000000320E2B51BD29460A488.png" xlink:type="simple" xlink:show="embed" xlink:actuate="onLoad">
            <text:p/>
          </draw:image>
        </draw:frame>
        <draw:frame draw:style-name="gr14" draw:text-style-name="P8" draw:layer="layout" svg:width="1.5cm" svg:height="1.5cm" svg:x="12.6cm" svg:y="4.4cm">
          <draw:image xlink:href="Pictures/100002010000032000000320E2B51BD29460A488.png" xlink:type="simple" xlink:show="embed" xlink:actuate="onLoad">
            <text:p/>
          </draw:image>
        </draw:frame>
        <draw:frame draw:style-name="gr14" draw:text-style-name="P8" draw:layer="layout" svg:width="0.49cm" svg:height="0.4cm" svg:x="10.01cm" svg:y="4.875cm">
          <draw:image xlink:href="Pictures/1000020100000126000000F0E0505AE7396BEAA9.png" xlink:type="simple" xlink:show="embed" xlink:actuate="onLoad">
            <text:p/>
          </draw:image>
        </draw:frame>
        <draw:frame draw:style-name="gr14" draw:text-style-name="P8" draw:layer="layout" svg:width="0.49cm" svg:height="0.4cm" svg:x="11.635cm" svg:y="4.4cm">
          <draw:image xlink:href="Pictures/1000020100000126000000F0E0505AE7396BEAA9.png" xlink:type="simple" xlink:show="embed" xlink:actuate="onLoad">
            <text:p/>
          </draw:image>
        </draw:frame>
        <draw:frame draw:style-name="gr14" draw:text-style-name="P8" draw:layer="layout" svg:width="0.49cm" svg:height="0.4cm" svg:x="13.25cm" svg:y="3.9cm">
          <draw:image xlink:href="Pictures/1000020100000126000000F0E0505AE7396BEAA9.png" xlink:type="simple" xlink:show="embed" xlink:actuate="onLoad">
            <text:p/>
          </draw:image>
        </draw:frame>
        <draw:frame draw:style-name="gr14" draw:text-style-name="P8" draw:layer="layout" svg:width="0.87cm" svg:height="0.8cm" svg:x="3.3cm" svg:y="4.1cm">
          <draw:image xlink:href="Pictures/1000D4C2000042BD00003DE2DF56707E786A9F18.svg" xlink:type="simple" xlink:show="embed" xlink:actuate="onLoad">
            <text:p/>
          </draw:image>
          <draw:image xlink:href="Pictures/1000020100000286000002577B831A51C26F92D3.png" xlink:type="simple" xlink:show="embed" xlink:actuate="onLoad"/>
        </draw:frame>
        <draw:custom-shape draw:style-name="gr15" draw:text-style-name="P1" draw:layer="layout" svg:width="3.882cm" svg:height="0.102cm" draw:transform="skewX (0.0781907504893459) rotate (0.282394272972683) translate (4.271cm 4.30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125cm" svg:y1="4.4cm" svg:x2="8.375cm" svg:y2="3.15cm">
          <text:p/>
        </draw:line>
        <draw:frame draw:style-name="gr12" draw:text-style-name="P8" draw:layer="layout" svg:width="2cm" svg:height="1.51cm" svg:x="6.6cm" svg:y="5.1cm">
          <draw:image xlink:href="Pictures/1000020100000140000000F115127406297DB421.png" xlink:type="simple" xlink:show="embed" xlink:actuate="onLoad">
            <text:p/>
          </draw:image>
        </draw:frame>
        <draw:frame draw:style-name="gr14" draw:text-style-name="P8" draw:layer="layout" svg:width="0.87cm" svg:height="0.8cm" svg:x="5.5cm" svg:y="4.1cm">
          <draw:image xlink:href="Pictures/1000D4C2000042BD00003DE2DF56707E786A9F18.svg" xlink:type="simple" xlink:show="embed" xlink:actuate="onLoad">
            <text:p/>
          </draw:image>
          <draw:image xlink:href="Pictures/1000020100000286000002577B831A51C26F92D3.png" xlink:type="simple" xlink:show="embed" xlink:actuate="onLoad"/>
        </draw:frame>
        <draw:custom-shape draw:style-name="gr16" draw:text-style-name="P1" draw:layer="layout" svg:width="5.945cm" svg:height="0.106cm" draw:transform="skewX (-0.0659734457253857) rotate (0.197396738400559) translate (2.1cm 4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2cm" svg:y1="4.3cm" svg:x2="8.35cm" svg:y2="3.05cm">
          <text:p/>
        </draw:line>
        <draw:frame draw:style-name="gr14" draw:text-style-name="P8" draw:layer="layout" svg:width="0.87cm" svg:height="0.8cm" svg:x="7.7cm" svg:y="4.1cm">
          <draw:image xlink:href="Pictures/1000D4C2000042BD00003DE2DF56707E786A9F18.svg" xlink:type="simple" xlink:show="embed" xlink:actuate="onLoad">
            <text:p/>
          </draw:image>
          <draw:image xlink:href="Pictures/1000020100000286000002577B831A51C26F92D3.png" xlink:type="simple" xlink:show="embed" xlink:actuate="onLoad"/>
        </draw:frame>
        <draw:frame draw:style-name="gr10" draw:text-style-name="P8" draw:layer="layout" svg:width="1.671cm" svg:height="1.259cm" svg:x="8cm" svg:y="2.5cm">
          <draw:image xlink:href="Pictures/100002010000012C000000E2F725A6E3FA2E7BE7.png" xlink:type="simple" xlink:show="embed" xlink:actuate="onLoad">
            <text:p/>
          </draw:image>
        </draw:frame>
        <draw:custom-shape draw:style-name="gr17" draw:text-style-name="P9" draw:layer="layout" svg:width="5.4cm" svg:height="5.4cm" svg:x="8.8cm" svg:y="2.4cm">
          <text:p text:style-name="P2"><text:span text:style-name="T2">domaine</text:span></text:p>
          <text:p text:style-name="P2"><text:span text:style-name="T2">de</text:span></text:p>
          <text:p text:style-name="P2"><text:span text:style-name="T2">colli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4.25cm" svg:height="6.875cm" svg:x="0.1cm" svg:y="1.025cm">
          <text:p text:style-name="P10"><text:span text:style-name="T3">domaine</text:span></text:p>
          <text:p text:style-name="P10"><text:span text:style-name="T3">de diffu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98.890429958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draw:layer="layout" svg:width="0.71cm" svg:height="1cm" svg:x="10.79cm" svg:y="4cm">
          <draw:image xlink:href="Pictures/10000201000000D40000012CB219303B95AF5388.png" xlink:type="simple" xlink:show="embed" xlink:actuate="onLoad">
            <text:p/>
          </draw:image>
        </draw:frame>
        <draw:frame draw:style-name="gr14" draw:text-style-name="P8" draw:layer="layout" svg:width="0.71cm" svg:height="1cm" svg:x="12.625cm" svg:y="6.15cm">
          <draw:image xlink:href="Pictures/10000201000000D40000012CB219303B95AF5388.png" xlink:type="simple" xlink:show="embed" xlink:actuate="onLoad">
            <text:p/>
          </draw:image>
        </draw:frame>
        <draw:frame draw:style-name="gr14" draw:text-style-name="P8" draw:layer="layout" svg:width="0.71cm" svg:height="1cm" svg:x="9.25cm" svg:y="3.9cm">
          <draw:image xlink:href="Pictures/10000201000000D40000012CB219303B95AF53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Source Code Pro" svg:font-family="'Source Code Pro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bottom" draw:auto-grow-height="false" fo:padding-top="0.1cm" fo:padding-bottom="0.1cm" fo:padding-left="0.1cm" fo:padding-right="0.1cm" draw:shadow="hidden" draw:shadow-offset-x="0.3cm" draw:shadow-offset-y="0.3cm" draw:shadow-color="#808080" draw:measure-align="inside" draw:measure-vertical-align="below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8-01-03T17:48:07.177865374</dc:date>
    <meta:editing-duration>PT15H23M32S</meta:editing-duration>
    <meta:editing-cycles>86</meta:editing-cycles>
    <meta:generator>LibreOffice/5.4.4.2$Linux_X86_64 LibreOffice_project/40m0$Build-2</meta:generator>
    <dc:creator>Philippe Latu</dc:creator>
    <meta:document-statistic meta:object-count="45"/>
  </office:meta>
</office:document-meta>
</file>